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23-2014</text:span></text:span></text:p>
      <text:p text:style-name="P14">ACTA DE INICIO DE PROCEDIMIENTO</text:p>
      <text:p text:style-name="P15"/>
      <text:p text:style-name="P16"><text:span text:style-name="T17">Siendo las (hora),del día diecinueve (19) de May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23-2014</text:span><text:span text:style-name="T18"> </text:span><text:span text:style-name="T17">para la adquisición de </text:span><text:span text:style-name="T19">- 1 BOCINA O RETRACTO PARA PUERTA TEMPLEX
<text:line-break/>- 30 Cable Nro 18
<text:line-break/>- 1 Cerradura de Embutir 25 mm
<text:line-break/>- 2 Hembrilla Eléctrica 12 Voltios
<text:line-break/>- 2 Pulsador
<text:line-break/>- 1 SERVICIO DE INSTALACION
<text:line-break/>- 2 Transformador Eléctrico de 110 V a 12 V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BOCINA O RETRACTO PARA PUERTA TEMPLEX
<text:line-break/>- 30 Cable Nro 18
<text:line-break/>- 1 Cerradura de Embutir 25 mm
<text:line-break/>- 2 Hembrilla Eléctrica 12 Voltios
<text:line-break/>- 2 Pulsador
<text:line-break/>- 1 SERVICIO DE INSTALACION
<text:line-break/>- 2 Transformador Eléctrico de 110 V a 12 V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BOCINA O RETRACTO PARA PUERTA TEMPLEX
<text:line-break/>- 30 Cable Nro 18
<text:line-break/>- 1 Cerradura de Embutir 25 mm
<text:line-break/>- 2 Hembrilla Eléctrica 12 Voltios
<text:line-break/>- 2 Pulsador
<text:line-break/>- 1 SERVICIO DE INSTALACION
<text:line-break/>- 2 Transformador Eléctrico de 110 V a 12 V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